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2.267cm"/>
    </style:style>
    <style:style style:name="co3" style:family="table-column">
      <style:table-column-properties fo:break-before="auto" style:column-width="12cm"/>
    </style:style>
    <style:style style:name="ro1" style:family="table-row">
      <style:table-row-properties style:row-height="0.436cm" fo:break-before="auto" style:use-optimal-row-height="true"/>
    </style:style>
    <style:style style:name="ro2" style:family="table-row">
      <style:table-row-properties style:row-height="0.547cm" fo:break-before="auto" style:use-optimal-row-height="true"/>
    </style:style>
    <style:style style:name="ro3" style:family="table-row">
      <style:table-row-properties style:row-height="1.976cm" fo:break-before="auto" style:use-optimal-row-height="true"/>
    </style:style>
    <style:style style:name="ro4" style:family="table-row">
      <style:table-row-properties style:row-height="0.882c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Normal">
      <style:text-properties fo:language="ru" fo:country="RU"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T1" style:family="text">
      <style:text-properties fo:font-size="12pt"/>
    </style:style>
  </office:automatic-styles>
  <office:body>
    <office:spreadsheet>
      <table:table table:name="Sheet1" table:style-name="ta1" table:print="false">
        <table:table-column table:style-name="co3" table:default-cell-style-name="Default"/>
        <table:table-column table:style-name="co3" table:default-cell-style-name="Excel_20_Built-in_20_Normal"/>
        <table:table-row table:style-name="ro1">
          <table:table-cell office:value-type="string">
            <text:p>Japanese_line</text:p>
          </table:table-cell>
          <table:table-cell table:style-name="Default" office:value-type="string">
            <text:p>English_line</text:p>
          </table:table-cell>
        </table:table-row>
        <table:table-row table:style-name="ro1">
          <table:table-cell office:value-type="string">
            <text:p>はい</text:p>
          </table:table-cell>
          <table:table-cell table:style-name="Default" office:value-type="string">
            <text:p>Yes</text:p>
          </table:table-cell>
        </table:table-row>
        <table:table-row table:style-name="ro1">
          <table:table-cell office:value-type="string">
            <text:p>いいえ</text:p>
          </table:table-cell>
          <table:table-cell table:style-name="Default" office:value-type="string">
            <text:p>No</text:p>
          </table:table-cell>
        </table:table-row>
        <table:table-row table:style-name="ro1">
          <table:table-cell office:value-type="string">
            <text:p>１</text:p>
          </table:table-cell>
          <table:table-cell table:style-name="Default" office:value-type="float" office:value="1">
            <text:p>1</text:p>
          </table:table-cell>
        </table:table-row>
        <table:table-row table:style-name="ro1">
          <table:table-cell office:value-type="string">
            <text:p>２</text:p>
          </table:table-cell>
          <table:table-cell table:style-name="Default" office:value-type="float" office:value="2">
            <text:p>2</text:p>
          </table:table-cell>
        </table:table-row>
        <table:table-row table:style-name="ro1">
          <table:table-cell office:value-type="string">
            <text:p>３</text:p>
          </table:table-cell>
          <table:table-cell table:style-name="Default" office:value-type="float" office:value="3">
            <text:p>3</text:p>
          </table:table-cell>
        </table:table-row>
        <table:table-row table:style-name="ro1">
          <table:table-cell office:value-type="string">
            <text:p>４</text:p>
          </table:table-cell>
          <table:table-cell table:style-name="Default" office:value-type="float" office:value="4">
            <text:p>4</text:p>
          </table:table-cell>
        </table:table-row>
        <table:table-row table:style-name="ro1">
          <table:table-cell office:value-type="string">
            <text:p>５</text:p>
          </table:table-cell>
          <table:table-cell table:style-name="Default" office:value-type="float" office:value="5">
            <text:p>5</text:p>
          </table:table-cell>
        </table:table-row>
        <table:table-row table:style-name="ro1">
          <table:table-cell office:value-type="string">
            <text:p>６</text:p>
          </table:table-cell>
          <table:table-cell table:style-name="Default" office:value-type="float" office:value="6">
            <text:p>6</text:p>
          </table:table-cell>
        </table:table-row>
        <table:table-row table:style-name="ro1">
          <table:table-cell office:value-type="string">
            <text:p>７</text:p>
          </table:table-cell>
          <table:table-cell table:style-name="Default" office:value-type="float" office:value="7">
            <text:p>7</text:p>
          </table:table-cell>
        </table:table-row>
        <table:table-row table:style-name="ro1">
          <table:table-cell office:value-type="string">
            <text:p>８</text:p>
          </table:table-cell>
          <table:table-cell table:style-name="Default" office:value-type="float" office:value="8">
            <text:p>8</text:p>
          </table:table-cell>
        </table:table-row>
        <table:table-row table:style-name="ro1">
          <table:table-cell office:value-type="string">
            <text:p>コスチューム</text:p>
          </table:table-cell>
          <table:table-cell table:style-name="Default" office:value-type="string">
            <text:p>Customization</text:p>
          </table:table-cell>
        </table:table-row>
        <table:table-row table:style-name="ro1">
          <table:table-cell office:value-type="string">
            <text:p>リストから削除</text:p>
          </table:table-cell>
          <table:table-cell office:value-type="string">
            <text:p>Delete profile</text:p>
          </table:table-cell>
        </table:table-row>
        <table:table-row table:style-name="ro1">
          <table:table-cell office:value-type="string">
            <text:p>参加するプレイヤーを選んで、使用するコントローラで決定してください</text:p>
          </table:table-cell>
          <table:table-cell office:value-type="string">
            <text:p>Select the player you want to join with the controller you want to use.</text:p>
          </table:table-cell>
        </table:table-row>
        <table:table-row table:style-name="ro1">
          <table:table-cell office:value-type="string">
            <text:p>コスチュームを変更します</text:p>
          </table:table-cell>
          <table:table-cell office:value-type="string">
            <text:p>Customize player character.</text:p>
          </table:table-cell>
        </table:table-row>
        <table:table-row table:style-name="ro1">
          <table:table-cell office:value-type="string">
            <text:p>コスチュームを変更するプレイヤーを選んでください</text:p>
          </table:table-cell>
          <table:table-cell office:value-type="string">
            <text:p>Select the player you want to change the costume for.</text:p>
          </table:table-cell>
        </table:table-row>
        <table:table-row table:style-name="ro1">
          <table:table-cell office:value-type="string">
            <text:p>リストから登録を削除します</text:p>
          </table:table-cell>
          <table:table-cell office:value-type="string">
            <text:p>Delete profile from the list.</text:p>
          </table:table-cell>
        </table:table-row>
        <table:table-row table:style-name="ro1">
          <table:table-cell office:value-type="string">
            <text:p>削除するプレイヤーを選んでください</text:p>
          </table:table-cell>
          <table:table-cell office:value-type="string">
            <text:p>Select the profile you want to delete.</text:p>
          </table:table-cell>
        </table:table-row>
        <table:table-row table:style-name="ro1">
          <table:table-cell office:value-type="string">
            <text:p>本当に削除しますか？</text:p>
          </table:table-cell>
          <table:table-cell office:value-type="string">
            <text:p>Are you sure you want to delete?</text:p>
          </table:table-cell>
        </table:table-row>
        <table:table-row table:style-name="ro1">
          <table:table-cell office:value-type="string">
            <text:p>このままの設定でプレイ</text:p>
          </table:table-cell>
          <table:table-cell office:value-type="string">
            <text:p>Apply customization</text:p>
          </table:table-cell>
        </table:table-row>
        <table:table-row table:style-name="ro1">
          <table:table-cell office:value-type="string">
            <text:p>帽子</text:p>
          </table:table-cell>
          <table:table-cell office:value-type="string">
            <text:p>Hat</text:p>
          </table:table-cell>
        </table:table-row>
        <table:table-row table:style-name="ro1">
          <table:table-cell office:value-type="string">
            <text:p>髪型</text:p>
          </table:table-cell>
          <table:table-cell office:value-type="string">
            <text:p>Hairstyle</text:p>
          </table:table-cell>
        </table:table-row>
        <table:table-row table:style-name="ro1">
          <table:table-cell office:value-type="string">
            <text:p>服装</text:p>
          </table:table-cell>
          <table:table-cell office:value-type="string">
            <text:p>Clothing</text:p>
          </table:table-cell>
        </table:table-row>
        <table:table-row table:style-name="ro1">
          <table:table-cell office:value-type="string">
            <text:p>変更前に戻す</text:p>
          </table:table-cell>
          <table:table-cell office:value-type="string">
            <text:p>Revert changes</text:p>
          </table:table-cell>
        </table:table-row>
        <table:table-row table:style-name="ro1">
          <table:table-cell office:value-type="string">
            <text:p>設定を反映してプレイします</text:p>
          </table:table-cell>
          <table:table-cell office:value-type="string">
            <text:p>Play with costume selected.</text:p>
          </table:table-cell>
        </table:table-row>
        <table:table-row table:style-name="ro1">
          <table:table-cell office:value-type="string">
            <text:p>帽子を変更します</text:p>
          </table:table-cell>
          <table:table-cell office:value-type="string">
            <text:p>Change hat</text:p>
          </table:table-cell>
        </table:table-row>
        <table:table-row table:style-name="ro1">
          <table:table-cell office:value-type="string">
            <text:p>髪型を変更します</text:p>
          </table:table-cell>
          <table:table-cell office:value-type="string">
            <text:p>Change hairstyle</text:p>
          </table:table-cell>
        </table:table-row>
        <table:table-row table:style-name="ro1">
          <table:table-cell office:value-type="string">
            <text:p>服装を変更します</text:p>
          </table:table-cell>
          <table:table-cell office:value-type="string">
            <text:p>Change clothes</text:p>
          </table:table-cell>
        </table:table-row>
        <table:table-row table:style-name="ro1">
          <table:table-cell office:value-type="string">
            <text:p>変更前の状態に戻します</text:p>
          </table:table-cell>
          <table:table-cell office:value-type="string">
            <text:p>Revert to the state before the changes.</text:p>
          </table:table-cell>
        </table:table-row>
        <table:table-row table:style-name="ro1">
          <table:table-cell office:value-type="string">
            <text:p>对戦相手を選んでください</text:p>
          </table:table-cell>
          <table:table-cell office:value-type="string">
            <text:p>Please choose your opponent.</text:p>
          </table:table-cell>
        </table:table-row>
        <table:table-row table:style-name="ro1">
          <table:table-cell office:value-type="string">
            <text:p>戦</text:p>
          </table:table-cell>
          <table:table-cell office:value-type="string">
            <text:p><text:s/>Games</text:p>
          </table:table-cell>
        </table:table-row>
        <table:table-row table:style-name="ro1">
          <table:table-cell office:value-type="string">
            <text:p>〯総合</text:p>
          </table:table-cell>
          <table:table-cell office:value-type="string">
            <text:p><text:s/>Global</text:p>
          </table:table-cell>
        </table:table-row>
        <table:table-row table:style-name="ro1">
          <table:table-cell office:value-type="string">
            <text:p>位</text:p>
          </table:table-cell>
          <table:table-cell office:value-type="string">
            <text:p><text:s/>Standing</text:p>
          </table:table-cell>
        </table:table-row>
        <table:table-row table:style-name="ro1">
          <table:table-cell office:value-type="string">
            <text:p>あいうえおなにぬねのらりるれろ</text:p>
          </table:table-cell>
          <table:table-cell table:style-name="Default" office:value-type="string">
            <text:p>あいうえおなにぬねのらりるれろ</text:p>
          </table:table-cell>
        </table:table-row>
        <table:table-row table:style-name="ro2">
          <table:table-cell office:value-type="string">
            <text:p>かきくけこはひふへほわをんJK</text:p>
          </table:table-cell>
          <table:table-cell table:style-name="Default" office:value-type="string">
            <text:p>かきくけこはひふへほわをんJK</text:p>
          </table:table-cell>
        </table:table-row>
        <table:table-row table:style-name="ro1">
          <table:table-cell office:value-type="string">
            <text:p>かきくけこはひふへほわをん <text:s/></text:p>
          </table:table-cell>
          <table:table-cell table:style-name="Default" office:value-type="string">
            <text:p>かきくけこはひふへほわをん <text:s/></text:p>
          </table:table-cell>
        </table:table-row>
        <table:table-row table:style-name="ro1">
          <table:table-cell office:value-type="string">
            <text:p>さしすせそまみむめもぁぃぅぇぉ</text:p>
          </table:table-cell>
          <table:table-cell table:style-name="Default" office:value-type="string">
            <text:p>さしすせそまみむめもぁぃぅぇぉ</text:p>
          </table:table-cell>
        </table:table-row>
        <table:table-row table:style-name="ro1">
          <table:table-cell office:value-type="string">
            <text:p>たちつてとやゆよゐゑゃゅょっ〜</text:p>
          </table:table-cell>
          <table:table-cell table:style-name="Default" office:value-type="string">
            <text:p>たちつてとやゆよゐゑゃゅょっ〜</text:p>
          </table:table-cell>
        </table:table-row>
        <table:table-row table:style-name="ro1">
          <table:table-cell office:value-type="string">
            <text:p>アイウエオナニヌネノラリルレロ</text:p>
          </table:table-cell>
          <table:table-cell table:style-name="Default" office:value-type="string">
            <text:p>アイウエオナニヌネノラリルレロ</text:p>
          </table:table-cell>
        </table:table-row>
        <table:table-row table:style-name="ro2">
          <table:table-cell office:value-type="string">
            <text:p>カキクケコハヒフヘホワヲンJK</text:p>
          </table:table-cell>
          <table:table-cell table:style-name="Default" office:value-type="string">
            <text:p>カキクケコハヒフヘホワヲンJK</text:p>
          </table:table-cell>
        </table:table-row>
        <table:table-row table:style-name="ro1">
          <table:table-cell office:value-type="string">
            <text:p>カキクケコハヒフヘホワヲン <text:s/></text:p>
          </table:table-cell>
          <table:table-cell table:style-name="Default" office:value-type="string">
            <text:p>カキクケコハヒフヘホワヲン <text:s/></text:p>
          </table:table-cell>
        </table:table-row>
        <table:table-row table:style-name="ro1">
          <table:table-cell office:value-type="string">
            <text:p>サシスセソマミムメモァィゥェォ</text:p>
          </table:table-cell>
          <table:table-cell table:style-name="Default" office:value-type="string">
            <text:p>サシスセソマミムメモァィゥェォ</text:p>
          </table:table-cell>
        </table:table-row>
        <table:table-row table:style-name="ro1">
          <table:table-cell office:value-type="string">
            <text:p>タチツテトヤユヨヰヱャュョッ－</text:p>
          </table:table-cell>
          <table:table-cell table:style-name="Default" office:value-type="string">
            <text:p>タチツテトヤユヨヰヱャュョッ－</text:p>
          </table:table-cell>
        </table:table-row>
        <table:table-row table:style-name="ro1">
          <table:table-cell office:value-type="string">
            <text:p>ＡＢＣＤＥＦＧＨＩＪＫＬＭＮＯ</text:p>
          </table:table-cell>
          <table:table-cell table:style-name="Default" office:value-type="string">
            <text:p>ＡＢＣＤＥＦＧＨＩＪＫＬＭＮＯ</text:p>
          </table:table-cell>
        </table:table-row>
        <table:table-row table:style-name="ro2">
          <table:table-cell office:value-type="string">
            <text:p>ＰＱＲＳＴＵＶＷＸＹＺUVWX</text:p>
          </table:table-cell>
          <table:table-cell table:style-name="Default" office:value-type="string">
            <text:p>ＰＱＲＳＴＵＶＷＸＹＺUVWX</text:p>
          </table:table-cell>
        </table:table-row>
        <table:table-row table:style-name="ro2">
          <table:table-cell office:value-type="string">
            <text:p>YZ[\１２３４５６７８９０＠</text:p>
          </table:table-cell>
          <table:table-cell table:style-name="Default" office:value-type="string">
            <text:p>YZ[\１２３４５６７８９０＠</text:p>
          </table:table-cell>
        </table:table-row>
        <table:table-row table:style-name="ro2">
          <table:table-cell office:value-type="string">
            <text:p>¿ÀÁ，．〮＇＋－＊／！？＃Q</text:p>
          </table:table-cell>
          <table:table-cell table:style-name="Default" office:value-type="string">
            <text:p>¿ÀÁ，．〮＇＋－＊／！？＃Q</text:p>
          </table:table-cell>
        </table:table-row>
        <table:table-row table:style-name="ro1">
          <table:table-cell office:value-type="string">
            <text:p>ウカキクケコサシスセソタチツテトハヒフヘホかきくけこさしすせそたちつてとはひふへほ</text:p>
          </table:table-cell>
          <table:table-cell table:style-name="Default" office:value-type="string">
            <text:p>ウカキクケコサシスセソタチツテトハヒフヘホかきくけこさしすせそたちつてとはひふへほ</text:p>
          </table:table-cell>
        </table:table-row>
        <table:table-row table:style-name="ro1">
          <table:table-cell office:value-type="string">
            <text:p>ハヒフヘホはひふへほ</text:p>
          </table:table-cell>
          <table:table-cell table:style-name="Default" office:value-type="string">
            <text:p>ハヒフヘホはひふへほ</text:p>
          </table:table-cell>
        </table:table-row>
        <table:table-row table:style-name="ro2">
          <table:table-cell office:value-type="string">
            <text:p>あなたの名前を入れてください。$s0ボタン〯決定 $s1ボタン〯戻る〮消す"</text:p>
          </table:table-cell>
          <table:table-cell office:value-type="string">
            <text:p>Please enter your name. $s0 button: Confirm $s1 button: Back: Erase</text:p>
          </table:table-cell>
        </table:table-row>
        <table:table-row table:style-name="ro2">
          <table:table-cell office:value-type="string">
            <text:p>名前入力を終わりますか？$s0ボタン〯はい $s1ボタン〯いいえ"</text:p>
          </table:table-cell>
          <table:table-cell office:value-type="string">
            <text:p>Is this name ok? $s0 button: Yes $s1 button: No</text:p>
          </table:table-cell>
        </table:table-row>
        <table:table-row table:style-name="ro2">
          <table:table-cell office:value-type="string">
            <text:p>もどりますか？$s0ボタン〯はい $s1ボタン〯いいえ"</text:p>
          </table:table-cell>
          <table:table-cell office:value-type="string">
            <text:p>Do you want to go back? $s0 button: Yes $s1 button: No</text:p>
          </table:table-cell>
        </table:table-row>
        <table:table-row table:style-name="ro1">
          <table:table-cell office:value-type="string">
            <text:p>バビブベボばびぶべぼ</text:p>
          </table:table-cell>
          <table:table-cell table:style-name="Default" office:value-type="string">
            <text:p>バビブベボばびぶべぼ</text:p>
          </table:table-cell>
        </table:table-row>
        <table:table-row table:style-name="ro1">
          <table:table-cell office:value-type="string">
            <text:p>パピプペポぱぴぷぺぽ</text:p>
          </table:table-cell>
          <table:table-cell table:style-name="Default" office:value-type="string">
            <text:p>パピプペポぱぴぷぺぽ</text:p>
          </table:table-cell>
        </table:table-row>
        <table:table-row table:style-name="ro1">
          <table:table-cell office:value-type="string">
            <text:p>使用するキャラクターを選んでください</text:p>
          </table:table-cell>
          <table:table-cell office:value-type="string">
            <text:p>Choose your character.</text:p>
          </table:table-cell>
        </table:table-row>
        <table:table-row table:style-name="ro1">
          <table:table-cell office:value-type="string">
            <text:p>プレイを開始する</text:p>
          </table:table-cell>
          <table:table-cell office:value-type="string">
            <text:p>Start Game</text:p>
          </table:table-cell>
        </table:table-row>
        <table:table-row table:style-name="ro1">
          <table:table-cell office:value-type="string">
            <text:p>マップ</text:p>
          </table:table-cell>
          <table:table-cell office:value-type="string">
            <text:p>Map</text:p>
          </table:table-cell>
        </table:table-row>
        <table:table-row table:style-name="ro1">
          <table:table-cell office:value-type="string">
            <text:p>プレイ順序</text:p>
          </table:table-cell>
          <table:table-cell office:value-type="string">
            <text:p>Turn Order</text:p>
          </table:table-cell>
        </table:table-row>
        <table:table-row table:style-name="ro1">
          <table:table-cell office:value-type="string">
            <text:p>おじゃまマス</text:p>
          </table:table-cell>
          <table:table-cell office:value-type="string">
            <text:p>Obstacles</text:p>
          </table:table-cell>
        </table:table-row>
        <table:table-row table:style-name="ro1">
          <table:table-cell office:value-type="string">
            <text:p>この設定でプレイを始めます</text:p>
          </table:table-cell>
          <table:table-cell office:value-type="string">
            <text:p>Confirm settings and start the game.</text:p>
          </table:table-cell>
        </table:table-row>
        <table:table-row table:style-name="ro1">
          <table:table-cell office:value-type="string">
            <text:p>マップを選択します</text:p>
          </table:table-cell>
          <table:table-cell office:value-type="string">
            <text:p>Select a map.</text:p>
          </table:table-cell>
        </table:table-row>
        <table:table-row table:style-name="ro1">
          <table:table-cell office:value-type="string">
            <text:p>プレイの順序の決定方法を選択します</text:p>
          </table:table-cell>
          <table:table-cell office:value-type="string">
            <text:p>Choose how to determine turn order.</text:p>
          </table:table-cell>
        </table:table-row>
        <table:table-row table:style-name="ro1">
          <table:table-cell office:value-type="string">
            <text:p>おじゃまマスの数を選択します</text:p>
          </table:table-cell>
          <table:table-cell office:value-type="string">
            <text:p>Select the number of obstacles.</text:p>
          </table:table-cell>
        </table:table-row>
        <table:table-row table:style-name="ro1">
          <table:table-cell office:value-type="string">
            <text:p>ランダム</text:p>
          </table:table-cell>
          <table:table-cell office:value-type="string">
            <text:p>Random</text:p>
          </table:table-cell>
        </table:table-row>
        <table:table-row table:style-name="ro1">
          <table:table-cell office:value-type="string">
            <text:p>ブルーイメージ</text:p>
          </table:table-cell>
          <table:table-cell office:value-type="string">
            <text:p>Blue Image</text:p>
          </table:table-cell>
        </table:table-row>
        <table:table-row table:style-name="ro1">
          <table:table-cell office:value-type="string">
            <text:p>海鳥たちの海岸</text:p>
          </table:table-cell>
          <table:table-cell office:value-type="string">
            <text:p>Seagull Beach</text:p>
          </table:table-cell>
        </table:table-row>
        <table:table-row table:style-name="ro1">
          <table:table-cell office:value-type="string">
            <text:p>ゆるやかな河</text:p>
          </table:table-cell>
          <table:table-cell office:value-type="string">
            <text:p>Egret Brook</text:p>
          </table:table-cell>
        </table:table-row>
        <table:table-row table:style-name="ro1">
          <table:table-cell office:value-type="string">
            <text:p>最初の街</text:p>
          </table:table-cell>
          <table:table-cell office:value-type="string">
            <text:p>Nefroburg</text:p>
          </table:table-cell>
        </table:table-row>
        <table:table-row table:style-name="ro1">
          <table:table-cell office:value-type="string">
            <text:p>あたたかい牧場</text:p>
          </table:table-cell>
          <table:table-cell office:value-type="string">
            <text:p>Vision Ranch</text:p>
          </table:table-cell>
        </table:table-row>
        <table:table-row table:style-name="ro1">
          <table:table-cell office:value-type="string">
            <text:p>夜の酒場</text:p>
          </table:table-cell>
          <table:table-cell office:value-type="string">
            <text:p>Aphrodite Bar</text:p>
          </table:table-cell>
        </table:table-row>
        <table:table-row table:style-name="ro1">
          <table:table-cell office:value-type="string">
            <text:p>砂漠のそばの集落</text:p>
          </table:table-cell>
          <table:table-cell office:value-type="string">
            <text:p>Fort Raven</text:p>
          </table:table-cell>
        </table:table-row>
        <table:table-row table:style-name="ro1">
          <table:table-cell office:value-type="string">
            <text:p>灼熟の砂漠</text:p>
          </table:table-cell>
          <table:table-cell office:value-type="string">
            <text:p>Sabbia Desert </text:p>
          </table:table-cell>
        </table:table-row>
        <table:table-row table:style-name="ro1">
          <table:table-cell office:value-type="string">
            <text:p>大きな街</text:p>
          </table:table-cell>
          <table:table-cell office:value-type="string">
            <text:p>Happy Garland</text:p>
          </table:table-cell>
        </table:table-row>
        <table:table-row table:style-name="ro1">
          <table:table-cell office:value-type="string">
            <text:p>早朝の森林</text:p>
          </table:table-cell>
          <table:table-cell office:value-type="string">
            <text:p>Cuckoo Forest </text:p>
          </table:table-cell>
        </table:table-row>
        <table:table-row table:style-name="ro1">
          <table:table-cell office:value-type="string">
            <text:p>ヒバリの麦畑</text:p>
          </table:table-cell>
          <table:table-cell office:value-type="string">
            <text:p>Skylark Farm</text:p>
          </table:table-cell>
        </table:table-row>
        <table:table-row table:style-name="ro1">
          <table:table-cell office:value-type="string">
            <text:p>港町の波止場</text:p>
          </table:table-cell>
          <table:table-cell office:value-type="string">
            <text:p>Neuhafen</text:p>
          </table:table-cell>
        </table:table-row>
        <table:table-row table:style-name="ro1">
          <table:table-cell office:value-type="string">
            <text:p>盗賊のアジト</text:p>
          </table:table-cell>
          <table:table-cell office:value-type="string">
            <text:p>Killer Elephant's Hideout</text:p>
          </table:table-cell>
        </table:table-row>
        <table:table-row table:style-name="ro1">
          <table:table-cell office:value-type="string">
            <text:p>秘密のアジト</text:p>
          </table:table-cell>
          <table:table-cell office:value-type="string">
            <text:p>Bloody Mantis Hideout</text:p>
          </table:table-cell>
        </table:table-row>
        <table:table-row table:style-name="ro1">
          <table:table-cell office:value-type="string">
            <text:p>巨大な闘技場</text:p>
          </table:table-cell>
          <table:table-cell office:value-type="string">
            <text:p>Garland Arena</text:p>
          </table:table-cell>
        </table:table-row>
        <table:table-row table:style-name="ro1">
          <table:table-cell office:value-type="string">
            <text:p>水の神殿</text:p>
          </table:table-cell>
          <table:table-cell office:value-type="string">
            <text:p>Tempio di Lorimar </text:p>
          </table:table-cell>
        </table:table-row>
        <table:table-row table:style-name="ro1">
          <table:table-cell office:value-type="string">
            <text:p>ランダム</text:p>
          </table:table-cell>
          <table:table-cell office:value-type="string">
            <text:p>Random</text:p>
          </table:table-cell>
        </table:table-row>
        <table:table-row table:style-name="ro1">
          <table:table-cell office:value-type="string">
            <text:p>登録順</text:p>
          </table:table-cell>
          <table:table-cell office:value-type="string">
            <text:p>Registration order</text:p>
          </table:table-cell>
        </table:table-row>
        <table:table-row table:style-name="ro1">
          <table:table-cell office:value-type="string">
            <text:p>なし</text:p>
          </table:table-cell>
          <table:table-cell office:value-type="string">
            <text:p>None</text:p>
          </table:table-cell>
        </table:table-row>
        <table:table-row table:style-name="ro1">
          <table:table-cell office:value-type="string">
            <text:p>ランダム</text:p>
          </table:table-cell>
          <table:table-cell office:value-type="string">
            <text:p>Random</text:p>
          </table:table-cell>
        </table:table-row>
        <table:table-row table:style-name="ro1">
          <table:table-cell office:value-type="string">
            <text:p>１マス</text:p>
          </table:table-cell>
          <table:table-cell office:value-type="string">
            <text:p>1 Tile</text:p>
          </table:table-cell>
        </table:table-row>
        <table:table-row table:style-name="ro1">
          <table:table-cell office:value-type="string">
            <text:p>２マス</text:p>
          </table:table-cell>
          <table:table-cell office:value-type="string">
            <text:p>2 Tiles</text:p>
          </table:table-cell>
        </table:table-row>
        <table:table-row table:style-name="ro1">
          <table:table-cell office:value-type="string">
            <text:p>３マス</text:p>
          </table:table-cell>
          <table:table-cell office:value-type="string">
            <text:p>3 Tiles</text:p>
          </table:table-cell>
        </table:table-row>
        <table:table-row table:style-name="ro1">
          <table:table-cell office:value-type="string">
            <text:p>４マス</text:p>
          </table:table-cell>
          <table:table-cell office:value-type="string">
            <text:p>4 Tiles</text:p>
          </table:table-cell>
        </table:table-row>
        <table:table-row table:style-name="ro1">
          <table:table-cell office:value-type="string">
            <text:p>５マス</text:p>
          </table:table-cell>
          <table:table-cell office:value-type="string">
            <text:p>5 Tiles</text:p>
          </table:table-cell>
        </table:table-row>
        <table:table-row table:style-name="ro1">
          <table:table-cell office:value-type="string">
            <text:p>６マス</text:p>
          </table:table-cell>
          <table:table-cell office:value-type="string">
            <text:p>6 Tiles</text:p>
          </table:table-cell>
        </table:table-row>
        <table:table-row table:style-name="ro1">
          <table:table-cell office:value-type="string">
            <text:p>７マス</text:p>
          </table:table-cell>
          <table:table-cell office:value-type="string">
            <text:p>7 Tiles</text:p>
          </table:table-cell>
        </table:table-row>
        <table:table-row table:style-name="ro1">
          <table:table-cell office:value-type="string">
            <text:p>８マス</text:p>
          </table:table-cell>
          <table:table-cell office:value-type="string">
            <text:p>8 Tiles</text:p>
          </table:table-cell>
        </table:table-row>
        <table:table-row table:style-name="ro1">
          <table:table-cell office:value-type="string">
            <text:p>成績を見たいプレイヤーまたはキャラクターを選んでください</text:p>
          </table:table-cell>
          <table:table-cell office:value-type="string">
            <text:p>Select the player or character whose data you want to see.</text:p>
          </table:table-cell>
        </table:table-row>
        <table:table-row table:style-name="ro1">
          <table:table-cell office:value-type="string">
            <text:p>総合順位</text:p>
          </table:table-cell>
          <table:table-cell office:value-type="string">
            <text:p>Global Standing</text:p>
          </table:table-cell>
        </table:table-row>
        <table:table-row table:style-name="ro1">
          <table:table-cell office:value-type="string">
            <text:p>総合ポイント</text:p>
          </table:table-cell>
          <table:table-cell office:value-type="string">
            <text:p>Overall Points</text:p>
          </table:table-cell>
        </table:table-row>
        <table:table-row table:style-name="ro1">
          <table:table-cell office:value-type="string">
            <text:p>プレイ回数</text:p>
          </table:table-cell>
          <table:table-cell office:value-type="string">
            <text:p>Played</text:p>
          </table:table-cell>
        </table:table-row>
        <table:table-row table:style-name="ro1">
          <table:table-cell office:value-type="string">
            <text:p>１位回数</text:p>
          </table:table-cell>
          <table:table-cell office:value-type="string">
            <text:p>Placed 1st</text:p>
          </table:table-cell>
        </table:table-row>
        <table:table-row table:style-name="ro1">
          <table:table-cell office:value-type="string">
            <text:p>２位回数</text:p>
          </table:table-cell>
          <table:table-cell office:value-type="string">
            <text:p>Placed 2nd</text:p>
          </table:table-cell>
        </table:table-row>
        <table:table-row table:style-name="ro1">
          <table:table-cell office:value-type="string">
            <text:p>３位回数</text:p>
          </table:table-cell>
          <table:table-cell office:value-type="string">
            <text:p>Placed 3rd</text:p>
          </table:table-cell>
        </table:table-row>
        <table:table-row table:style-name="ro1">
          <table:table-cell office:value-type="string">
            <text:p>４位回数</text:p>
          </table:table-cell>
          <table:table-cell office:value-type="string">
            <text:p>Placed 4th</text:p>
          </table:table-cell>
        </table:table-row>
        <table:table-row table:style-name="ro1">
          <table:table-cell office:value-type="string">
            <text:p>勝ち回数</text:p>
          </table:table-cell>
          <table:table-cell office:value-type="string">
            <text:p>Won</text:p>
          </table:table-cell>
        </table:table-row>
        <table:table-row table:style-name="ro1">
          <table:table-cell office:value-type="string">
            <text:p>負け回数</text:p>
          </table:table-cell>
          <table:table-cell office:value-type="string">
            <text:p>Lost</text:p>
          </table:table-cell>
        </table:table-row>
        <table:table-row table:style-name="ro1">
          <table:table-cell office:value-type="string">
            <text:p>パーフェクト回数</text:p>
          </table:table-cell>
          <table:table-cell office:value-type="string">
            <text:p>Perfect games</text:p>
          </table:table-cell>
        </table:table-row>
        <table:table-row table:style-name="ro1">
          <table:table-cell office:value-type="string">
            <text:p>平均残りブロック数</text:p>
          </table:table-cell>
          <table:table-cell office:value-type="string">
            <text:p>Avg. of tiles left</text:p>
          </table:table-cell>
        </table:table-row>
        <table:table-row table:style-name="ro1">
          <table:table-cell office:value-type="string">
            <text:p>平均残りピース数</text:p>
          </table:table-cell>
          <table:table-cell office:value-type="string">
            <text:p>Avg. of pieces left</text:p>
          </table:table-cell>
        </table:table-row>
        <table:table-row table:style-name="ro1">
          <table:table-cell office:value-type="string">
            <text:p>獲得ユーロッチ合計</text:p>
          </table:table-cell>
          <table:table-cell office:value-type="string">
            <text:p>Uroch earned</text:p>
          </table:table-cell>
        </table:table-row>
        <table:table-row table:style-name="ro1">
          <table:table-cell office:value-type="string">
            <text:p>順位</text:p>
          </table:table-cell>
          <table:table-cell office:value-type="string">
            <text:p>Place</text:p>
          </table:table-cell>
        </table:table-row>
        <table:table-row table:style-name="ro1">
          <table:table-cell office:value-type="string">
            <text:p>名前</text:p>
          </table:table-cell>
          <table:table-cell office:value-type="string">
            <text:p>Name</text:p>
          </table:table-cell>
        </table:table-row>
        <table:table-row table:style-name="ro1">
          <table:table-cell office:value-type="string">
            <text:p>ポイント</text:p>
          </table:table-cell>
          <table:table-cell office:value-type="string">
            <text:p>Points</text:p>
          </table:table-cell>
        </table:table-row>
        <table:table-row table:style-name="ro1">
          <table:table-cell office:value-type="string">
            <text:p>１位</text:p>
          </table:table-cell>
          <table:table-cell office:value-type="string">
            <text:p>1st</text:p>
          </table:table-cell>
        </table:table-row>
        <table:table-row table:style-name="ro1">
          <table:table-cell office:value-type="string">
            <text:p>２位</text:p>
          </table:table-cell>
          <table:table-cell office:value-type="string">
            <text:p>2nd</text:p>
          </table:table-cell>
        </table:table-row>
        <table:table-row table:style-name="ro1">
          <table:table-cell office:value-type="string">
            <text:p>３位</text:p>
          </table:table-cell>
          <table:table-cell office:value-type="string">
            <text:p>3rd</text:p>
          </table:table-cell>
        </table:table-row>
        <table:table-row table:style-name="ro1">
          <table:table-cell office:value-type="string">
            <text:p>４位</text:p>
          </table:table-cell>
          <table:table-cell office:value-type="string">
            <text:p>4th</text:p>
          </table:table-cell>
        </table:table-row>
        <table:table-row table:style-name="ro1">
          <table:table-cell office:value-type="string">
            <text:p>勝ち</text:p>
          </table:table-cell>
          <table:table-cell office:value-type="string">
            <text:p>Won</text:p>
          </table:table-cell>
        </table:table-row>
        <table:table-row table:style-name="ro1">
          <table:table-cell office:value-type="string">
            <text:p>負け</text:p>
          </table:table-cell>
          <table:table-cell office:value-type="string">
            <text:p>Lost</text:p>
          </table:table-cell>
        </table:table-row>
        <table:table-row table:style-name="ro1">
          <table:table-cell office:value-type="string">
            <text:p>回数</text:p>
          </table:table-cell>
          <table:table-cell office:value-type="string">
            <text:p>Times</text:p>
          </table:table-cell>
        </table:table-row>
        <table:table-row table:style-name="ro1">
          <table:table-cell office:value-type="string">
            <text:p>平均数</text:p>
          </table:table-cell>
          <table:table-cell office:value-type="string">
            <text:p>Avg.</text:p>
          </table:table-cell>
        </table:table-row>
        <table:table-row table:style-name="ro1">
          <table:table-cell office:value-type="string">
            <text:p>金額</text:p>
          </table:table-cell>
          <table:table-cell office:value-type="string">
            <text:p>Amount</text:p>
          </table:table-cell>
        </table:table-row>
        <table:table-row table:style-name="ro1">
          <table:table-cell office:value-type="string">
            <text:p>項目</text:p>
          </table:table-cell>
          <table:table-cell office:value-type="string">
            <text:p>Data</text:p>
          </table:table-cell>
        </table:table-row>
        <table:table-row table:style-name="ro1">
          <table:table-cell office:value-type="string">
            <text:p>位</text:p>
          </table:table-cell>
          <table:table-cell office:value-type="string">
            <text:p><text:s/></text:p>
          </table:table-cell>
        </table:table-row>
        <table:table-row table:style-name="ro1">
          <table:table-cell office:value-type="string">
            <text:p>パーセント</text:p>
          </table:table-cell>
          <table:table-cell office:value-type="string">
            <text:p>Rate</text:p>
          </table:table-cell>
        </table:table-row>
        <table:table-row table:style-name="ro1">
          <table:table-cell office:value-type="string">
            <text:p>値</text:p>
          </table:table-cell>
          <table:table-cell office:value-type="string">
            <text:p>Amount</text:p>
          </table:table-cell>
        </table:table-row>
        <table:table-row table:style-name="ro1">
          <table:table-cell table:number-columns-repeated="2" office:value-type="string">
            <text:p>UR</text:p>
          </table:table-cell>
        </table:table-row>
        <table:table-row table:style-name="ro1">
          <table:table-cell office:value-type="string">
            <text:p>回</text:p>
          </table:table-cell>
          <table:table-cell office:value-type="string">
            <text:p><text:s/></text:p>
          </table:table-cell>
        </table:table-row>
        <table:table-row table:style-name="ro1">
          <table:table-cell office:value-type="string">
            <text:p>％</text:p>
          </table:table-cell>
          <table:table-cell office:value-type="string">
            <text:p>%</text:p>
          </table:table-cell>
        </table:table-row>
        <table:table-row table:style-name="ro1">
          <table:table-cell office:value-type="string">
            <text:p>個</text:p>
          </table:table-cell>
          <table:table-cell office:value-type="string">
            <text:p><text:s/></text:p>
          </table:table-cell>
        </table:table-row>
        <table:table-row table:style-name="ro1">
          <table:table-cell office:value-type="string">
            <text:p>ＳＴＹＬＥ</text:p>
          </table:table-cell>
          <table:table-cell office:value-type="string">
            <text:p>Style</text:p>
          </table:table-cell>
        </table:table-row>
        <table:table-row table:style-name="ro1">
          <table:table-cell office:value-type="string">
            <text:p>ノーマル</text:p>
          </table:table-cell>
          <table:table-cell office:value-type="string">
            <text:p>Default</text:p>
          </table:table-cell>
        </table:table-row>
        <table:table-row table:style-name="ro1">
          <table:table-cell office:value-type="string">
            <text:p>ミズタマ</text:p>
          </table:table-cell>
          <table:table-cell office:value-type="string">
            <text:p>Circles</text:p>
          </table:table-cell>
        </table:table-row>
        <table:table-row table:style-name="ro1">
          <table:table-cell office:value-type="string">
            <text:p>オサカナ</text:p>
          </table:table-cell>
          <table:table-cell office:value-type="string">
            <text:p>Fish</text:p>
          </table:table-cell>
        </table:table-row>
        <table:table-row table:style-name="ro1">
          <table:table-cell office:value-type="string">
            <text:p>ストライプ</text:p>
          </table:table-cell>
          <table:table-cell office:value-type="string">
            <text:p>Stripes</text:p>
          </table:table-cell>
        </table:table-row>
        <table:table-row table:style-name="ro1">
          <table:table-cell office:value-type="string">
            <text:p>お花</text:p>
          </table:table-cell>
          <table:table-cell office:value-type="string">
            <text:p>Flowers</text:p>
          </table:table-cell>
        </table:table-row>
        <table:table-row table:style-name="ro1">
          <table:table-cell office:value-type="string">
            <text:p>音符</text:p>
          </table:table-cell>
          <table:table-cell office:value-type="string">
            <text:p>Notes</text:p>
          </table:table-cell>
        </table:table-row>
        <table:table-row table:style-name="ro1">
          <table:table-cell office:value-type="string">
            <text:p>ＢＯＡＲＤ</text:p>
          </table:table-cell>
          <table:table-cell office:value-type="string">
            <text:p>Board</text:p>
          </table:table-cell>
        </table:table-row>
        <table:table-row table:style-name="ro1">
          <table:table-cell office:value-type="string">
            <text:p>ノーマル</text:p>
          </table:table-cell>
          <table:table-cell office:value-type="string">
            <text:p>Default</text:p>
          </table:table-cell>
        </table:table-row>
        <table:table-row table:style-name="ro1">
          <table:table-cell office:value-type="string">
            <text:p>ブロックス俱楽部</text:p>
          </table:table-cell>
          <table:table-cell office:value-type="string">
            <text:p>Blokus Club</text:p>
          </table:table-cell>
        </table:table-row>
        <table:table-row table:style-name="ro1">
          <table:table-cell office:value-type="string">
            <text:p>コニーとバニラ</text:p>
          </table:table-cell>
          <table:table-cell office:value-type="string">
            <text:p>Connie and Vanilla</text:p>
          </table:table-cell>
        </table:table-row>
        <table:table-row table:style-name="ro1">
          <table:table-cell office:value-type="string">
            <text:p>活劇バンピートロット！</text:p>
          </table:table-cell>
          <table:table-cell office:value-type="string">
            <text:p>Bumpy Trot Action!</text:p>
          </table:table-cell>
        </table:table-row>
        <table:table-row table:style-name="ro1">
          <table:table-cell office:value-type="string">
            <text:p>二人のバンピートロット</text:p>
          </table:table-cell>
          <table:table-cell office:value-type="string">
            <text:p>Bumpy Trot for Two</text:p>
          </table:table-cell>
        </table:table-row>
        <table:table-row table:style-name="ro1">
          <table:table-cell office:value-type="string">
            <text:p>ボーカルトラックス</text:p>
          </table:table-cell>
          <table:table-cell office:value-type="string">
            <text:p>Vocal Tracks</text:p>
          </table:table-cell>
        </table:table-row>
        <table:table-row table:style-name="ro1">
          <table:table-cell office:value-type="string">
            <text:p>サウンドトラックス</text:p>
          </table:table-cell>
          <table:table-cell office:value-type="string">
            <text:p>Soundtracks</text:p>
          </table:table-cell>
        </table:table-row>
        <table:table-row table:style-name="ro1">
          <table:table-cell office:value-type="string">
            <text:p>カモミール２型</text:p>
          </table:table-cell>
          <table:table-cell table:style-name="ce1" office:value-type="string">
            <text:p>Earl Grey II</text:p>
          </table:table-cell>
        </table:table-row>
        <table:table-row table:style-name="ro1">
          <table:table-cell office:value-type="string">
            <text:p>トロット楽団記念写真</text:p>
          </table:table-cell>
          <table:table-cell office:value-type="string">
            <text:p>GlobeTrotters Photo</text:p>
          </table:table-cell>
        </table:table-row>
        <table:table-row table:style-name="ro1">
          <table:table-cell office:value-type="string">
            <text:p>バニラビーンズ</text:p>
          </table:table-cell>
          <table:table-cell office:value-type="string">
            <text:p>Vanilla</text:p>
          </table:table-cell>
        </table:table-row>
        <table:table-row table:style-name="ro1">
          <table:table-cell office:value-type="string">
            <text:p>コニー</text:p>
          </table:table-cell>
          <table:table-cell office:value-type="string">
            <text:p>Connie</text:p>
          </table:table-cell>
        </table:table-row>
        <table:table-row table:style-name="ro1">
          <table:table-cell office:value-type="string">
            <text:p>マジョラム</text:p>
          </table:table-cell>
          <table:table-cell office:value-type="string">
            <text:p>Marjoram</text:p>
          </table:table-cell>
        </table:table-row>
        <table:table-row table:style-name="ro1">
          <table:table-cell office:value-type="string">
            <text:p>バジル</text:p>
          </table:table-cell>
          <table:table-cell office:value-type="string">
            <text:p>Basil</text:p>
          </table:table-cell>
        </table:table-row>
        <table:table-row table:style-name="ro1">
          <table:table-cell office:value-type="string">
            <text:p>フェンネル</text:p>
          </table:table-cell>
          <table:table-cell office:value-type="string">
            <text:p>Fennel</text:p>
          </table:table-cell>
        </table:table-row>
        <table:table-row table:style-name="ro1">
          <table:table-cell office:value-type="string">
            <text:p>セイボリー</text:p>
          </table:table-cell>
          <table:table-cell office:value-type="string">
            <text:p>Savory</text:p>
          </table:table-cell>
        </table:table-row>
        <table:table-row table:style-name="ro1">
          <table:table-cell office:value-type="string">
            <text:p>ダンディリオン</text:p>
          </table:table-cell>
          <table:table-cell office:value-type="string">
            <text:p>Dandelion</text:p>
          </table:table-cell>
        </table:table-row>
        <table:table-row table:style-name="ro1">
          <table:table-cell office:value-type="string">
            <text:p>シブレット船長</text:p>
          </table:table-cell>
          <table:table-cell office:value-type="string">
            <text:p>Captain Ciboulette</text:p>
          </table:table-cell>
        </table:table-row>
        <table:table-row table:style-name="ro1">
          <table:table-cell office:value-type="string">
            <text:p>ＣＯＣＫＰＩＴ</text:p>
          </table:table-cell>
          <table:table-cell office:value-type="string">
            <text:p>Cockpit</text:p>
          </table:table-cell>
        </table:table-row>
        <table:table-row table:style-name="ro1">
          <table:table-cell office:value-type="string">
            <text:p>手番の人だけ表示</text:p>
          </table:table-cell>
          <table:table-cell office:value-type="string">
            <text:p>Current Turn</text:p>
          </table:table-cell>
        </table:table-row>
        <table:table-row table:style-name="ro1">
          <table:table-cell office:value-type="string">
            <text:p>常に全員表示</text:p>
          </table:table-cell>
          <table:table-cell office:value-type="string">
            <text:p>Everyone</text:p>
          </table:table-cell>
        </table:table-row>
        <table:table-row table:style-name="ro1">
          <table:table-cell office:value-type="string">
            <text:p>ＳＯＵＮＤ</text:p>
          </table:table-cell>
          <table:table-cell office:value-type="string">
            <text:p>Sound</text:p>
          </table:table-cell>
        </table:table-row>
        <table:table-row table:style-name="ro1">
          <table:table-cell office:value-type="string">
            <text:p>ステレオ</text:p>
          </table:table-cell>
          <table:table-cell office:value-type="string">
            <text:p>Stereo</text:p>
          </table:table-cell>
        </table:table-row>
        <table:table-row table:style-name="ro1">
          <table:table-cell office:value-type="string">
            <text:p>モノラル</text:p>
          </table:table-cell>
          <table:table-cell office:value-type="string">
            <text:p>Mono</text:p>
          </table:table-cell>
        </table:table-row>
        <table:table-row table:style-name="ro1">
          <table:table-cell office:value-type="string">
            <text:p>ＶＯＩＣＥ</text:p>
          </table:table-cell>
          <table:table-cell office:value-type="string">
            <text:p>Voice</text:p>
          </table:table-cell>
        </table:table-row>
        <table:table-row table:style-name="ro1">
          <table:table-cell office:value-type="string">
            <text:p>ＯＮ</text:p>
          </table:table-cell>
          <table:table-cell office:value-type="string">
            <text:p>ON</text:p>
          </table:table-cell>
        </table:table-row>
        <table:table-row table:style-name="ro1">
          <table:table-cell office:value-type="string">
            <text:p>ＯＦＦ</text:p>
          </table:table-cell>
          <table:table-cell office:value-type="string">
            <text:p>OFF</text:p>
          </table:table-cell>
        </table:table-row>
        <table:table-row table:style-name="ro1">
          <table:table-cell office:value-type="string">
            <text:p>ＣＰＵ ＴＡＬＫ</text:p>
          </table:table-cell>
          <table:table-cell office:value-type="string">
            <text:p>CPU Talk</text:p>
          </table:table-cell>
        </table:table-row>
        <table:table-row table:style-name="ro1">
          <table:table-cell office:value-type="string">
            <text:p>ＯＮ</text:p>
          </table:table-cell>
          <table:table-cell office:value-type="string">
            <text:p>ON</text:p>
          </table:table-cell>
        </table:table-row>
        <table:table-row table:style-name="ro1">
          <table:table-cell office:value-type="string">
            <text:p>ＯＦＦ</text:p>
          </table:table-cell>
          <table:table-cell office:value-type="string">
            <text:p>OFF</text:p>
          </table:table-cell>
        </table:table-row>
        <table:table-row table:style-name="ro1">
          <table:table-cell office:value-type="string">
            <text:p>ＶＩＢＲＡＴＩＯＮ</text:p>
          </table:table-cell>
          <table:table-cell office:value-type="string">
            <text:p>Vibration</text:p>
          </table:table-cell>
        </table:table-row>
        <table:table-row table:style-name="ro1">
          <table:table-cell office:value-type="string">
            <text:p>ＯＮ</text:p>
          </table:table-cell>
          <table:table-cell office:value-type="string">
            <text:p>ON</text:p>
          </table:table-cell>
        </table:table-row>
        <table:table-row table:style-name="ro1">
          <table:table-cell office:value-type="string">
            <text:p>ＯＦＦ</text:p>
          </table:table-cell>
          <table:table-cell office:value-type="string">
            <text:p>OFF</text:p>
          </table:table-cell>
        </table:table-row>
        <table:table-row table:style-name="ro1">
          <table:table-cell office:value-type="string">
            <text:p>ＳＣＲＥＥＮ ＡＤＪＵＳＴＭＥＮＴ</text:p>
          </table:table-cell>
          <table:table-cell office:value-type="string">
            <text:p>Screen Adjustment</text:p>
          </table:table-cell>
        </table:table-row>
        <table:table-row table:style-name="ro1">
          <table:table-cell office:value-type="string">
            <text:p>ＢＲＩＧＨＴＮＥＳＳ</text:p>
          </table:table-cell>
          <table:table-cell office:value-type="string">
            <text:p>Brightness</text:p>
          </table:table-cell>
        </table:table-row>
        <table:table-row table:style-name="ro1">
          <table:table-cell office:value-type="string">
            <text:p>ＳＡＶＥ</text:p>
          </table:table-cell>
          <table:table-cell office:value-type="string">
            <text:p>Save Data</text:p>
          </table:table-cell>
        </table:table-row>
        <table:table-row table:style-name="ro1">
          <table:table-cell office:value-type="string">
            <text:p>ＬＯＡＤ</text:p>
          </table:table-cell>
          <table:table-cell office:value-type="string">
            <text:p>Load Data</text:p>
          </table:table-cell>
        </table:table-row>
        <table:table-row table:style-name="ro1">
          <table:table-cell office:value-type="string">
            <text:p>この設定を反映する</text:p>
          </table:table-cell>
          <table:table-cell office:value-type="string">
            <text:p>Apply Settings</text:p>
          </table:table-cell>
        </table:table-row>
        <table:table-row table:style-name="ro1">
          <table:table-cell office:value-type="string">
            <text:p>ピースのグラフィックの種類を切り替えます</text:p>
          </table:table-cell>
          <table:table-cell office:value-type="string">
            <text:p>Change graphic projected on pieces.</text:p>
          </table:table-cell>
        </table:table-row>
        <table:table-row table:style-name="ro1">
          <table:table-cell office:value-type="string">
            <text:p>ボードのグラフィックの種類を切り替えます</text:p>
          </table:table-cell>
          <table:table-cell office:value-type="string">
            <text:p>Change board background graphic.</text:p>
          </table:table-cell>
        </table:table-row>
        <table:table-row table:style-name="ro1">
          <table:table-cell office:value-type="string">
            <text:p>コクピットで出入りをオート（手番の人だけ表示）か、表示しっぱなしかを切り替えます</text:p>
          </table:table-cell>
          <table:table-cell office:value-type="string">
            <text:p>Change display of remaining pieces.</text:p>
          </table:table-cell>
        </table:table-row>
        <table:table-row table:style-name="ro1">
          <table:table-cell office:value-type="string">
            <text:p>サウンドの設定を切り替えます</text:p>
          </table:table-cell>
          <table:table-cell office:value-type="string">
            <text:p>Change sound output mode.</text:p>
          </table:table-cell>
        </table:table-row>
        <table:table-row table:style-name="ro1">
          <table:table-cell office:value-type="string">
            <text:p>ボイスが鳴るか鳴らないかを設定します</text:p>
          </table:table-cell>
          <table:table-cell office:value-type="string">
            <text:p>Switch voices ON or OFF.</text:p>
          </table:table-cell>
        </table:table-row>
        <table:table-row table:style-name="ro1">
          <table:table-cell office:value-type="string">
            <text:p>对戦中のＣＰＵキャラクターのセリフの有無を設定します</text:p>
          </table:table-cell>
          <table:table-cell office:value-type="string">
            <text:p>Switch whether or not the CPU will speak during battle.</text:p>
          </table:table-cell>
        </table:table-row>
        <table:table-row table:style-name="ro1">
          <table:table-cell office:value-type="string">
            <text:p>コントローラの振動設定を切り替えます</text:p>
          </table:table-cell>
          <table:table-cell office:value-type="string">
            <text:p>Switch controller vibration ON or OFF.</text:p>
          </table:table-cell>
        </table:table-row>
        <table:table-row table:style-name="ro1">
          <table:table-cell office:value-type="string">
            <text:p>画面表示の上下左右位置を調整するための枠を表示します</text:p>
          </table:table-cell>
          <table:table-cell office:value-type="string">
            <text:p>Display a frame for adjusting screen position.</text:p>
          </table:table-cell>
        </table:table-row>
        <table:table-row table:style-name="ro1">
          <table:table-cell office:value-type="string">
            <text:p>画面の明るさを調整するためのカラー带を表示します</text:p>
          </table:table-cell>
          <table:table-cell office:value-type="string">
            <text:p>Display a color bar for adjusting screen brightness.</text:p>
          </table:table-cell>
        </table:table-row>
        <table:table-row table:style-name="ro2">
          <table:table-cell office:value-type="string">
            <text:p>メモリーカード(PS2)にアクセスし、現在のブロックスゲームのデータをセーブします</text:p>
          </table:table-cell>
          <table:table-cell office:value-type="string">
            <text:p>Save current game data.</text:p>
          </table:table-cell>
        </table:table-row>
        <table:table-row table:style-name="ro2">
          <table:table-cell office:value-type="string">
            <text:p>メモリーカード(PS2)にアクセスし、ブロックスゲームのデータをロードします</text:p>
          </table:table-cell>
          <table:table-cell office:value-type="string">
            <text:p>Load game data.</text:p>
          </table:table-cell>
        </table:table-row>
        <table:table-row table:style-name="ro1">
          <table:table-cell office:value-type="string">
            <text:p>設定を反映します</text:p>
          </table:table-cell>
          <table:table-cell office:value-type="string">
            <text:p>Apply current settings.</text:p>
          </table:table-cell>
        </table:table-row>
        <table:table-row table:style-name="ro2">
          <table:table-cell office:value-type="string">
            <text:p>$s3ボタン〯デフォルト</text:p>
          </table:table-cell>
          <table:table-cell office:value-type="string">
            <text:p>$s3: Reset</text:p>
          </table:table-cell>
        </table:table-row>
        <table:table-row table:style-name="ro3">
          <table:table-cell office:value-type="string">
            <text:p>"ご使用のテレビ本体の明るさ設定を調整して、赤いライン</text:p>
            <text:p><text:span text:style-name="T1">より下のカラーバーを見えなくなるようにしていただくと、</text:span></text:p>
            <text:p><text:span text:style-name="T1">本ゲームをよりよい状態でお楽しみいただけます。</text:span><text:span text:style-name="T1">"</text:span></text:p>
            <text:p><text:span text:style-name="T1"/></text:p>
          </table:table-cell>
          <table:table-cell office:value-type="string">
            <text:p>For better expirience adjust brightness of the screen</text:p>
            <text:p>so that the color bars below the red line</text:p>
            <text:p>are no longer visible.</text:p>
          </table:table-cell>
        </table:table-row>
        <table:table-row table:style-name="ro1">
          <table:table-cell office:value-type="string">
            <text:p>ゲームのデータをロードしますか？</text:p>
          </table:table-cell>
          <table:table-cell office:value-type="string">
            <text:p>Do you want to load the game data?</text:p>
          </table:table-cell>
        </table:table-row>
        <table:table-row table:style-name="ro1">
          <table:table-cell office:value-type="string">
            <text:p>背景マップ</text:p>
          </table:table-cell>
          <table:table-cell office:value-type="string">
            <text:p>Background</text:p>
          </table:table-cell>
        </table:table-row>
        <table:table-row table:style-name="ro1">
          <table:table-cell office:value-type="string">
            <text:p>キャラクター</text:p>
          </table:table-cell>
          <table:table-cell office:value-type="string">
            <text:p>Characters</text:p>
          </table:table-cell>
        </table:table-row>
        <table:table-row table:style-name="ro1">
          <table:table-cell office:value-type="string">
            <text:p>コスチューム</text:p>
          </table:table-cell>
          <table:table-cell office:value-type="string">
            <text:p>Customization</text:p>
          </table:table-cell>
        </table:table-row>
        <table:table-row table:style-name="ro1">
          <table:table-cell office:value-type="string">
            <text:p>ギャラリー</text:p>
          </table:table-cell>
          <table:table-cell office:value-type="string">
            <text:p>Gallery</text:p>
          </table:table-cell>
        </table:table-row>
        <table:table-row table:style-name="ro1">
          <table:table-cell office:value-type="string">
            <text:p>帽子</text:p>
          </table:table-cell>
          <table:table-cell office:value-type="string">
            <text:p>Hat</text:p>
          </table:table-cell>
        </table:table-row>
        <table:table-row table:style-name="ro1">
          <table:table-cell office:value-type="string">
            <text:p>髪型</text:p>
          </table:table-cell>
          <table:table-cell office:value-type="string">
            <text:p>Hairstyle</text:p>
          </table:table-cell>
        </table:table-row>
        <table:table-row table:style-name="ro1">
          <table:table-cell office:value-type="string">
            <text:p>服装</text:p>
          </table:table-cell>
          <table:table-cell office:value-type="string">
            <text:p>Clothing</text:p>
          </table:table-cell>
        </table:table-row>
        <table:table-row table:style-name="ro1">
          <table:table-cell office:value-type="string">
            <text:p>見たい項目を選んでください</text:p>
          </table:table-cell>
          <table:table-cell office:value-type="string">
            <text:p>Please select the category you want to see.</text:p>
          </table:table-cell>
        </table:table-row>
        <table:table-row table:style-name="ro1">
          <table:table-cell office:value-type="string">
            <text:p>【ブルーイメージ】</text:p>
          </table:table-cell>
          <table:table-cell office:value-type="string">
            <text:p>[Blue Image]</text:p>
          </table:table-cell>
        </table:table-row>
        <table:table-row table:style-name="ro1">
          <table:table-cell office:value-type="string">
            <text:p>すがすがしい水のイメージ。</text:p>
          </table:table-cell>
          <table:table-cell office:value-type="string">
            <text:p>An image of clear water.</text:p>
          </table:table-cell>
        </table:table-row>
        <table:table-row table:style-name="ro1">
          <table:table-cell office:value-type="string">
            <text:p>【海鳥たちの海岸】</text:p>
          </table:table-cell>
          <table:table-cell office:value-type="string">
            <text:p>[Seagull Beach]</text:p>
          </table:table-cell>
        </table:table-row>
        <table:table-row table:style-name="ro4">
          <table:table-cell office:value-type="string">
            <text:p>ウミネコが鳴いている砂浜。夕暮れ時は特に美しい。</text:p>
          </table:table-cell>
          <table:table-cell office:value-type="string">
            <text:p>A sandy beach where black-tailed gulls are singing.</text:p>
            <text:p>It is especially beautiful at sunset.</text:p>
          </table:table-cell>
        </table:table-row>
        <table:table-row table:style-name="ro1">
          <table:table-cell office:value-type="string">
            <text:p>【ゆるやかな河】</text:p>
          </table:table-cell>
          <table:table-cell office:value-type="string">
            <text:p>[Egret Brook]</text:p>
          </table:table-cell>
        </table:table-row>
        <table:table-row table:style-name="ro4">
          <table:table-cell office:value-type="string">
            <text:p>通称シラサギ河。休日は釣り人の姿が見える。</text:p>
          </table:table-cell>
          <table:table-cell office:value-type="string">
            <text:p>A peaceful stream of water.</text:p>
            <text:p>On holidays, you can see fishermen here.</text:p>
          </table:table-cell>
        </table:table-row>
        <table:table-row table:style-name="ro1">
          <table:table-cell office:value-type="string">
            <text:p>【最初の街】</text:p>
          </table:table-cell>
          <table:table-cell office:value-type="string">
            <text:p>[Nefroburg]</text:p>
          </table:table-cell>
        </table:table-row>
        <table:table-row table:style-name="ro4">
          <table:table-cell office:value-type="string">
            <text:p>中世の城址を利用して造られたネフロネフロの街。</text:p>
          </table:table-cell>
          <table:table-cell office:value-type="string">
            <text:p>A town that was built within the walls of a medieval</text:p>
            <text:p>castle.</text:p>
          </table:table-cell>
        </table:table-row>
        <table:table-row table:style-name="ro1">
          <table:table-cell office:value-type="string">
            <text:p>【あたたかい牧場】</text:p>
          </table:table-cell>
          <table:table-cell office:value-type="string">
            <text:p>[Vision Ranch]</text:p>
          </table:table-cell>
        </table:table-row>
        <table:table-row table:style-name="ro1">
          <table:table-cell office:value-type="string">
            <text:p>のどかなピジョン牧場では羊の牧畜を行っている。</text:p>
          </table:table-cell>
          <table:table-cell office:value-type="string">
            <text:p>Sprawling green meadow where sheep are raised.</text:p>
          </table:table-cell>
        </table:table-row>
        <table:table-row table:style-name="ro1">
          <table:table-cell office:value-type="string">
            <text:p>【盗賊のアジト】</text:p>
          </table:table-cell>
          <table:table-cell office:value-type="string">
            <text:p>[Killer Elephant's Hideout]</text:p>
          </table:table-cell>
        </table:table-row>
        <table:table-row table:style-name="ro4">
          <table:table-cell office:value-type="string">
            <text:p>川の流域に出没する盗賊団の秘密アジト。</text:p>
          </table:table-cell>
          <table:table-cell office:value-type="string">
            <text:p>A secret hideout of the band of thieves who operate</text:p>
            <text:p>near Egret Brook.</text:p>
          </table:table-cell>
        </table:table-row>
        <table:table-row table:style-name="ro1">
          <table:table-cell office:value-type="string">
            <text:p>【夜の酒場】</text:p>
          </table:table-cell>
          <table:table-cell office:value-type="string">
            <text:p>[Aphrodite Bar]</text:p>
          </table:table-cell>
        </table:table-row>
        <table:table-row table:style-name="ro4">
          <table:table-cell office:value-type="string">
            <text:p>バーには每晚労慟者達が疲れを癒しにやって来る。</text:p>
          </table:table-cell>
          <table:table-cell office:value-type="string">
            <text:p>After a hard day's work people come here to relax</text:p>
            <text:p>and unwind.</text:p>
          </table:table-cell>
        </table:table-row>
        <table:table-row table:style-name="ro1">
          <table:table-cell office:value-type="string">
            <text:p>【砂漠のそばの集落】</text:p>
          </table:table-cell>
          <table:table-cell office:value-type="string">
            <text:p>[Fort Raven]</text:p>
          </table:table-cell>
        </table:table-row>
        <table:table-row table:style-name="ro4">
          <table:table-cell office:value-type="string">
            <text:p>砂漠の入口の砦にできた市場。商人で賑わっている。</text:p>
          </table:table-cell>
          <table:table-cell office:value-type="string">
            <text:p>Built at the entrance to the desert. It holds a bazaar</text:p>
            <text:p>bustling with merchants.</text:p>
          </table:table-cell>
        </table:table-row>
        <table:table-row table:style-name="ro1">
          <table:table-cell office:value-type="string">
            <text:p>【灼熟の砂漠】</text:p>
          </table:table-cell>
          <table:table-cell office:value-type="string">
            <text:p>[Sabbia Desert]</text:p>
          </table:table-cell>
        </table:table-row>
        <table:table-row table:style-name="ro1">
          <table:table-cell office:value-type="string">
            <text:p>人々の進入を拒む巨大なガラガラ砂漠。</text:p>
          </table:table-cell>
          <table:table-cell office:value-type="string">
            <text:p>A huge, rubble-filled desert that is hard to traverse.</text:p>
          </table:table-cell>
        </table:table-row>
        <table:table-row table:style-name="ro1">
          <table:table-cell office:value-type="string">
            <text:p>【大きな街】</text:p>
          </table:table-cell>
          <table:table-cell office:value-type="string">
            <text:p>[Happy Garland]</text:p>
          </table:table-cell>
        </table:table-row>
        <table:table-row table:style-name="ro1">
          <table:table-cell office:value-type="string">
            <text:p>人々に夢と希望を与える大都市ハッピーガーランド。</text:p>
          </table:table-cell>
          <table:table-cell office:value-type="string">
            <text:p>A big city that gives people hope and dreams.</text:p>
          </table:table-cell>
        </table:table-row>
        <table:table-row table:style-name="ro1">
          <table:table-cell office:value-type="string">
            <text:p>【早朝の森林】</text:p>
          </table:table-cell>
          <table:table-cell office:value-type="string">
            <text:p>[Cuckoo Forest]</text:p>
          </table:table-cell>
        </table:table-row>
        <table:table-row table:style-name="ro4">
          <table:table-cell office:value-type="string">
            <text:p>ホトトギスが鳴く森の奥には楽器工房がある。</text:p>
          </table:table-cell>
          <table:table-cell office:value-type="string">
            <text:p>Deep in the forest, where the cuckoos are singing,</text:p>
            <text:p>is the musical instrument workshop.</text:p>
          </table:table-cell>
        </table:table-row>
        <table:table-row table:style-name="ro1">
          <table:table-cell office:value-type="string">
            <text:p>【ヒバリの麦畑】</text:p>
          </table:table-cell>
          <table:table-cell office:value-type="string">
            <text:p>[Skylark Farm]</text:p>
          </table:table-cell>
        </table:table-row>
        <table:table-row table:style-name="ro1">
          <table:table-cell office:value-type="string">
            <text:p>まもなく麦の収穫期を迎える田園地带。</text:p>
          </table:table-cell>
          <table:table-cell office:value-type="string">
            <text:p>A countryside where the wheat is harvested.</text:p>
          </table:table-cell>
        </table:table-row>
        <table:table-row table:style-name="ro1">
          <table:table-cell office:value-type="string">
            <text:p>【港町の波止場】</text:p>
          </table:table-cell>
          <table:table-cell office:value-type="string">
            <text:p>[Neuhafen]</text:p>
          </table:table-cell>
        </table:table-row>
        <table:table-row table:style-name="ro4">
          <table:table-cell office:value-type="string">
            <text:p>外国からの船が停泊する港は早朝から活気がある。</text:p>
          </table:table-cell>
          <table:table-cell office:value-type="string">
            <text:p>A port town, where the foreign ships would dock,</text:p>
            <text:p>is always busy. </text:p>
          </table:table-cell>
        </table:table-row>
        <table:table-row table:style-name="ro1">
          <table:table-cell office:value-type="string">
            <text:p>【秘密のアジト】</text:p>
          </table:table-cell>
          <table:table-cell office:value-type="string">
            <text:p>[Bloody Mantis Hideout]</text:p>
          </table:table-cell>
        </table:table-row>
        <table:table-row table:style-name="ro4">
          <table:table-cell office:value-type="string">
            <text:p>大都市にあるという秘密結社の地下アジト。</text:p>
          </table:table-cell>
          <table:table-cell office:value-type="string">
            <text:p>Place of operation for a secret society said to be</text:p>
            <text:p>located underground of Happy Garland.</text:p>
          </table:table-cell>
        </table:table-row>
        <table:table-row table:style-name="ro1">
          <table:table-cell office:value-type="string">
            <text:p>【巨大な闘技場】</text:p>
          </table:table-cell>
          <table:table-cell office:value-type="string">
            <text:p>[Garland Arena]</text:p>
          </table:table-cell>
        </table:table-row>
        <table:table-row table:style-name="ro1">
          <table:table-cell office:value-type="string">
            <text:p>普段はビークルバトルに使われる大きな闘技場。</text:p>
          </table:table-cell>
          <table:table-cell office:value-type="string">
            <text:p>A large arena usually used for trotmobile battles.</text:p>
          </table:table-cell>
        </table:table-row>
        <table:table-row table:style-name="ro1">
          <table:table-cell office:value-type="string">
            <text:p>【水の神殿】</text:p>
          </table:table-cell>
          <table:table-cell office:value-type="string">
            <text:p>[Tempio di Lorimar]</text:p>
          </table:table-cell>
        </table:table-row>
        <table:table-row table:style-name="ro4">
          <table:table-cell office:value-type="string">
            <text:p>湖に開いた入り口をくぐると謎の神殿がある。</text:p>
          </table:table-cell>
          <table:table-cell office:value-type="string">
            <text:p>Mysterious temple with the entrance located at</text:p>
            <text:p>Luminoso Lake.</text:p>
          </table:table-cell>
        </table:table-row>
        <table:table-row table:style-name="ro1">
          <table:table-cell office:value-type="string">
            <text:p>Ｓｉｄｅ－Ａ</text:p>
          </table:table-cell>
          <table:table-cell office:value-type="string">
            <text:p>Side-A</text:p>
          </table:table-cell>
        </table:table-row>
        <table:table-row table:style-name="ro1">
          <table:table-cell office:value-type="string">
            <text:p>Ｓｉｄｅ－Ｂ</text:p>
          </table:table-cell>
          <table:table-cell office:value-type="string">
            <text:p>Side-B</text:p>
          </table:table-cell>
        </table:table-row>
        <table:table-row table:style-name="ro1">
          <table:table-cell office:value-type="string">
            <text:p>キャラクターを選んでください</text:p>
          </table:table-cell>
          <table:table-cell office:value-type="string">
            <text:p>Choose character.</text:p>
          </table:table-cell>
        </table:table-row>
        <table:table-row table:style-name="ro1">
          <table:table-cell office:value-type="string">
            <text:p>【ブロックス俱楽部】</text:p>
          </table:table-cell>
          <table:table-cell office:value-type="string">
            <text:p>[Blokus Club]</text:p>
          </table:table-cell>
        </table:table-row>
        <table:table-row table:style-name="ro2">
          <table:table-cell office:value-type="string">
            <text:p>ブロックス俱楽部withバンピートロットパッケージ</text:p>
          </table:table-cell>
          <table:table-cell office:value-type="string">
            <text:p>Blokus Club with Bumpy Trot package.</text:p>
          </table:table-cell>
        </table:table-row>
        <table:table-row table:style-name="ro1">
          <table:table-cell office:value-type="string">
            <text:p>【コニーとバニラ】</text:p>
          </table:table-cell>
          <table:table-cell office:value-type="string">
            <text:p>[Connie and Vanilla]</text:p>
          </table:table-cell>
        </table:table-row>
        <table:table-row table:style-name="ro1">
          <table:table-cell office:value-type="string">
            <text:p>バンピートロット体験版用パッケージ</text:p>
          </table:table-cell>
          <table:table-cell office:value-type="string">
            <text:p>Bumpy Trot trial version package.</text:p>
          </table:table-cell>
        </table:table-row>
        <table:table-row table:style-name="ro1">
          <table:table-cell office:value-type="string">
            <text:p>【活劇バンピートロット！】</text:p>
          </table:table-cell>
          <table:table-cell office:value-type="string">
            <text:p>[Bumpy Trot Action!]</text:p>
          </table:table-cell>
        </table:table-row>
        <table:table-row table:style-name="ro1">
          <table:table-cell office:value-type="string">
            <text:p>バンピートロット広告デザイン</text:p>
          </table:table-cell>
          <table:table-cell office:value-type="string">
            <text:p>Bumpy Trot promo design.</text:p>
          </table:table-cell>
        </table:table-row>
        <table:table-row table:style-name="ro1">
          <table:table-cell office:value-type="string">
            <text:p>【二人のバンピートロット】</text:p>
          </table:table-cell>
          <table:table-cell office:value-type="string">
            <text:p>[Bumpy Trot for Two]</text:p>
          </table:table-cell>
        </table:table-row>
        <table:table-row table:style-name="ro1">
          <table:table-cell office:value-type="string">
            <text:p>ポンコツ浪漫大活劇バンピートロットパッケージ</text:p>
          </table:table-cell>
          <table:table-cell office:value-type="string">
            <text:p>Bumpy Trot package.</text:p>
          </table:table-cell>
        </table:table-row>
        <table:table-row table:style-name="ro1">
          <table:table-cell office:value-type="string">
            <text:p>【ボーカルトラックス】</text:p>
          </table:table-cell>
          <table:table-cell office:value-type="string">
            <text:p>[Vocal Tracks]</text:p>
          </table:table-cell>
        </table:table-row>
        <table:table-row table:style-name="ro2">
          <table:table-cell office:value-type="string">
            <text:p>音楽ＣＤボーカルトラックスbyナディア〮ギフォード</text:p>
          </table:table-cell>
          <table:table-cell office:value-type="string">
            <text:p>Music CD Vocal Tracks by Nadia Gifford.</text:p>
          </table:table-cell>
        </table:table-row>
        <table:table-row table:style-name="ro1">
          <table:table-cell office:value-type="string">
            <text:p>【サウンドトラックス】</text:p>
          </table:table-cell>
          <table:table-cell office:value-type="string">
            <text:p>[Soundtracks]</text:p>
          </table:table-cell>
        </table:table-row>
        <table:table-row table:style-name="ro1">
          <table:table-cell office:value-type="string">
            <text:p>音楽ＣＤオリジナルサウンドトラックス</text:p>
          </table:table-cell>
          <table:table-cell office:value-type="string">
            <text:p>Music CD Original Soundtracks.</text:p>
          </table:table-cell>
        </table:table-row>
        <table:table-row table:style-name="ro1">
          <table:table-cell office:value-type="string">
            <text:p>【カモミール２型】</text:p>
          </table:table-cell>
          <table:table-cell office:value-type="string">
            <text:p>[Earl Grey II]</text:p>
          </table:table-cell>
        </table:table-row>
        <table:table-row table:style-name="ro1">
          <table:table-cell office:value-type="string">
            <text:p>ラズベリーリーフ社製トロットビークル</text:p>
          </table:table-cell>
          <table:table-cell office:value-type="string">
            <text:p>Earl Grey II Trotmobile.</text:p>
          </table:table-cell>
        </table:table-row>
        <table:table-row table:style-name="ro1">
          <table:table-cell office:value-type="string">
            <text:p>【トロット楽団記念写真】</text:p>
          </table:table-cell>
          <table:table-cell office:value-type="string">
            <text:p>[GlobeTrotters Photo]</text:p>
          </table:table-cell>
        </table:table-row>
        <table:table-row table:style-name="ro1">
          <table:table-cell office:value-type="string">
            <text:p>トロット楽団のメンバー達</text:p>
          </table:table-cell>
          <table:table-cell office:value-type="string">
            <text:p>Members of GlobeTrotters band.</text:p>
          </table:table-cell>
        </table:table-row>
        <table:table-row table:style-name="ro1">
          <table:table-cell office:value-type="string">
            <text:p>【バニラビーンズ】</text:p>
          </table:table-cell>
          <table:table-cell office:value-type="string">
            <text:p>[Vanilla]</text:p>
          </table:table-cell>
        </table:table-row>
        <table:table-row table:style-name="ro1">
          <table:table-cell office:value-type="string">
            <text:p>ハーモニカ担当のバニラビーンズ</text:p>
          </table:table-cell>
          <table:table-cell office:value-type="string">
            <text:p>Vanilla on harmonica.</text:p>
          </table:table-cell>
        </table:table-row>
        <table:table-row table:style-name="ro1">
          <table:table-cell office:value-type="string">
            <text:p>【コニー】</text:p>
          </table:table-cell>
          <table:table-cell office:value-type="string">
            <text:p>[Connie]</text:p>
          </table:table-cell>
        </table:table-row>
        <table:table-row table:style-name="ro1">
          <table:table-cell office:value-type="string">
            <text:p>ボーカル兼アコーディオン担当のコニー</text:p>
          </table:table-cell>
          <table:table-cell office:value-type="string">
            <text:p>Connie, vocals and accordion.</text:p>
          </table:table-cell>
        </table:table-row>
        <table:table-row table:style-name="ro1">
          <table:table-cell office:value-type="string">
            <text:p>【マジョラム】</text:p>
          </table:table-cell>
          <table:table-cell office:value-type="string">
            <text:p>[Marjoram]</text:p>
          </table:table-cell>
        </table:table-row>
        <table:table-row table:style-name="ro1">
          <table:table-cell office:value-type="string">
            <text:p>ドラム担当のマジョラム</text:p>
          </table:table-cell>
          <table:table-cell office:value-type="string">
            <text:p>Marjoram on drums.</text:p>
          </table:table-cell>
        </table:table-row>
        <table:table-row table:style-name="ro1">
          <table:table-cell office:value-type="string">
            <text:p>【バジル】</text:p>
          </table:table-cell>
          <table:table-cell office:value-type="string">
            <text:p>[Basil]</text:p>
          </table:table-cell>
        </table:table-row>
        <table:table-row table:style-name="ro1">
          <table:table-cell office:value-type="string">
            <text:p>ウッドベース担当のバジル</text:p>
          </table:table-cell>
          <table:table-cell office:value-type="string">
            <text:p>Basil on double bass.</text:p>
          </table:table-cell>
        </table:table-row>
        <table:table-row table:style-name="ro1">
          <table:table-cell office:value-type="string">
            <text:p>【フェンネル】</text:p>
          </table:table-cell>
          <table:table-cell office:value-type="string">
            <text:p>[Fennel]</text:p>
          </table:table-cell>
        </table:table-row>
        <table:table-row table:style-name="ro1">
          <table:table-cell office:value-type="string">
            <text:p>ギター担当のフェンネル</text:p>
          </table:table-cell>
          <table:table-cell office:value-type="string">
            <text:p>Fennel on guitar.</text:p>
          </table:table-cell>
        </table:table-row>
        <table:table-row table:style-name="ro1">
          <table:table-cell office:value-type="string">
            <text:p>【セイボリー】</text:p>
          </table:table-cell>
          <table:table-cell office:value-type="string">
            <text:p>[Savory]</text:p>
          </table:table-cell>
        </table:table-row>
        <table:table-row table:style-name="ro1">
          <table:table-cell office:value-type="string">
            <text:p>コーラス兼ピアノ担当のセイボリー</text:p>
          </table:table-cell>
          <table:table-cell office:value-type="string">
            <text:p>Savory, chorus and piano.</text:p>
          </table:table-cell>
        </table:table-row>
        <table:table-row table:style-name="ro1">
          <table:table-cell office:value-type="string">
            <text:p>【ダンディリオン】</text:p>
          </table:table-cell>
          <table:table-cell office:value-type="string">
            <text:p>[Dandelion]</text:p>
          </table:table-cell>
        </table:table-row>
        <table:table-row table:style-name="ro1">
          <table:table-cell office:value-type="string">
            <text:p>トロット楽団の元リーダー楽器職人のダンディリオン</text:p>
          </table:table-cell>
          <table:table-cell office:value-type="string">
            <text:p>Dandelion, former leader of the GlobeTrotters.</text:p>
          </table:table-cell>
        </table:table-row>
        <table:table-row table:style-name="ro1">
          <table:table-cell office:value-type="string">
            <text:p>【シブレット船長】</text:p>
          </table:table-cell>
          <table:table-cell office:value-type="string">
            <text:p>[Captain Ciboulette]</text:p>
          </table:table-cell>
        </table:table-row>
        <table:table-row table:style-name="ro1">
          <table:table-cell office:value-type="string">
            <text:p>シブレット船長とオウムのミント</text:p>
          </table:table-cell>
          <table:table-cell office:value-type="string">
            <text:p>Captain Ciboulette and Mint the Parrot.</text:p>
          </table:table-cell>
        </table:table-row>
        <table:table-row table:style-name="ro1">
          <table:table-cell table:number-columns-repeated="2" office:value-type="string">
            <text:p>〯</text:p>
          </table:table-cell>
        </table:table-row>
        <table:table-row table:style-name="ro1">
          <table:table-cell office:value-type="string">
            <text:p>エンディングを再生するプレイヤーを選択してください</text:p>
          </table:table-cell>
          <table:table-cell office:value-type="string">
            <text:p>Choose the player for the ending sequence.</text:p>
          </table:table-cell>
        </table:table-row>
      </table:table>
      <table:table table:name="Sheet2" table:style-name="ta1" table:print="false">
        <table:table-column table:style-name="co2" table:default-cell-style-name="Default"/>
        <table:table-row table:style-name="ro1">
          <table:table-cell/>
        </table:table-row>
      </table:table>
      <table:table table:name="Sheet3" table:style-name="ta1" table:print="false">
        <table:table-column table:style-name="co2"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8000" number:language="ru" number:country="RU">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number-style style:name="N8107P0" style:volatile="true" number:language="ru" number:country="RU">
      <number:number number:decimal-places="0" number:min-integer-digits="1" number:grouping="true"/>
      <number:text>р.</number:text>
    </number:number-style>
    <number:number-style style:name="N8107" number:language="ru" number:country="RU">
      <number:text>-</number:text>
      <number:number number:decimal-places="0" number:min-integer-digits="1" number:grouping="true"/>
      <number:text>р.</number:text>
      <style:map style:condition="value()&gt;=0" style:apply-style-name="N8107P0"/>
    </number:number-style>
    <number:number-style style:name="N8108P0" style:volatile="true" number:language="ru" number:country="RU">
      <number:number number:decimal-places="0" number:min-integer-digits="1" number:grouping="true"/>
      <number:text>р.</number:text>
    </number:number-style>
    <number:number-style style:name="N8108" number:language="ru" number:country="RU">
      <style:text-properties fo:color="#ff0000"/>
      <number:text>-</number:text>
      <number:number number:decimal-places="0" number:min-integer-digits="1" number:grouping="true"/>
      <number:text>р.</number:text>
      <style:map style:condition="value()&gt;=0" style:apply-style-name="N8108P0"/>
    </number:number-style>
    <number:number-style style:name="N8110P0" style:volatile="true" number:language="ru" number:country="RU">
      <number:number number:decimal-places="2" number:min-integer-digits="1" number:grouping="true"/>
      <number:text>р.</number:text>
    </number:number-style>
    <number:number-style style:name="N8110" number:language="ru" number:country="RU">
      <number:text>-</number:text>
      <number:number number:decimal-places="2" number:min-integer-digits="1" number:grouping="true"/>
      <number:text>р.</number:text>
      <style:map style:condition="value()&gt;=0" style:apply-style-name="N8110P0"/>
    </number:number-style>
    <number:number-style style:name="N8111P0" style:volatile="true" number:language="ru" number:country="RU">
      <number:number number:decimal-places="2" number:min-integer-digits="1" number:grouping="true"/>
      <number:text>р.</number:text>
    </number:number-style>
    <number:number-style style:name="N8111" number:language="ru" number:country="RU">
      <style:text-properties fo:color="#ff0000"/>
      <number:text>-</number:text>
      <number:number number:decimal-places="2" number:min-integer-digits="1" number:grouping="true"/>
      <number:text>р.</number:text>
      <style:map style:condition="value()&gt;=0" style:apply-style-name="N8111P0"/>
    </number:number-style>
    <number:date-style style:name="N8112" number:language="ru" number:country="RU">
      <number:day number:style="long"/>
      <number:text>.</number:text>
      <number:month number:textual="true"/>
      <number:text>.</number:text>
      <number:year/>
    </number:date-style>
    <number:date-style style:name="N8113" number:language="ru" number:country="RU">
      <number:month number:textual="true"/>
      <number:text>.</number:text>
      <number:year/>
    </number:date-style>
    <number:time-style style:name="N8114" number:language="ru" number:country="RU">
      <number:hours/>
      <number:text>:</number:text>
      <number:minutes number:style="long"/>
      <number:text> </number:text>
      <number:am-pm/>
    </number:time-style>
    <number:time-style style:name="N8115" number:language="ru" number:country="RU">
      <number:hours/>
      <number:text>:</number:text>
      <number:minutes number:style="long"/>
      <number:text>:</number:text>
      <number:seconds number:style="long"/>
      <number:text> </number:text>
      <number:am-pm/>
    </number:time-style>
    <number:time-style style:name="N8116" number:language="ru" number:country="RU">
      <number:hours/>
      <number:text>:</number:text>
      <number:minutes number:style="long"/>
    </number:time-style>
    <number:time-style style:name="N8117" number:language="ru" number:country="RU">
      <number:hours/>
      <number:text>:</number:text>
      <number:minutes number:style="long"/>
      <number:text>:</number:text>
      <number:seconds number:style="long"/>
    </number:time-style>
    <number:date-style style:name="N8118" number:language="ru" number:country="RU">
      <number:day number:style="long"/>
      <number:text>.</number:text>
      <number:month number:style="long"/>
      <number:text>.</number:text>
      <number:year number:style="long"/>
      <number:text> </number:text>
      <number:hours/>
      <number:text>:</number:text>
      <number:minutes number:style="long"/>
    </number:date-style>
    <number:number-style style:name="N8120P0" style:volatile="true" number:language="ru" number:country="RU">
      <number:number number:decimal-places="0" number:min-integer-digits="1" number:grouping="true"/>
      <number:text>   </number:text>
    </number:number-style>
    <number:number-style style:name="N8120" number:language="ru" number:country="RU">
      <number:text>-</number:text>
      <number:number number:decimal-places="0" number:min-integer-digits="1" number:grouping="true"/>
      <number:text>   </number:text>
      <style:map style:condition="value()&gt;=0" style:apply-style-name="N8120P0"/>
    </number:number-style>
    <number:number-style style:name="N8121P0" style:volatile="true" number:language="ru" number:country="RU">
      <number:number number:decimal-places="0" number:min-integer-digits="1" number:grouping="true"/>
      <number:text>   </number:text>
    </number:number-style>
    <number:number-style style:name="N8121" number:language="ru" number:country="RU">
      <style:text-properties fo:color="#ff0000"/>
      <number:text>-</number:text>
      <number:number number:decimal-places="0" number:min-integer-digits="1" number:grouping="true"/>
      <number:text>   </number:text>
      <style:map style:condition="value()&gt;=0" style:apply-style-name="N8121P0"/>
    </number:number-style>
    <number:number-style style:name="N8123P0" style:volatile="true" number:language="ru" number:country="RU">
      <number:number number:decimal-places="2" number:min-integer-digits="1" number:grouping="true"/>
      <number:text>   </number:text>
    </number:number-style>
    <number:number-style style:name="N8123" number:language="ru" number:country="RU">
      <number:text>-</number:text>
      <number:number number:decimal-places="2" number:min-integer-digits="1" number:grouping="true"/>
      <number:text>   </number:text>
      <style:map style:condition="value()&gt;=0" style:apply-style-name="N8123P0"/>
    </number:number-style>
    <number:number-style style:name="N8124P0" style:volatile="true" number:language="ru" number:country="RU">
      <number:number number:decimal-places="2" number:min-integer-digits="1" number:grouping="true"/>
      <number:text>   </number:text>
    </number:number-style>
    <number:number-style style:name="N8124" number:language="ru" number:country="RU">
      <style:text-properties fo:color="#ff0000"/>
      <number:text>-</number:text>
      <number:number number:decimal-places="2" number:min-integer-digits="1" number:grouping="true"/>
      <number:text>   </number:text>
      <style:map style:condition="value()&gt;=0" style:apply-style-name="N8124P0"/>
    </number:number-style>
    <number:number-style style:name="N8128P0" style:volatile="true" number:language="ru" number:country="RU">
      <number:text> </number:text>
      <number:number number:decimal-places="0" number:min-integer-digits="1" number:grouping="true"/>
      <number:text>    </number:text>
    </number:number-style>
    <number:number-style style:name="N8128P1" style:volatile="true" number:language="ru" number:country="RU">
      <number:text>-</number:text>
      <number:number number:decimal-places="0" number:min-integer-digits="1" number:grouping="true"/>
      <number:text>    </number:text>
    </number:number-style>
    <number:number-style style:name="N8128P2" style:volatile="true" number:language="ru" number:country="RU">
      <number:text> -    </number:text>
    </number:number-style>
    <number:text-style style:name="N8128" number:language="ru" number:country="RU">
      <number:text-content/>
      <number:text> </number:text>
      <style:map style:condition="value()&gt;0" style:apply-style-name="N8128P0"/>
      <style:map style:condition="value()&lt;0" style:apply-style-name="N8128P1"/>
      <style:map style:condition="value()=0" style:apply-style-name="N8128P2"/>
    </number:text-style>
    <number:number-style style:name="N8132P0" style:volatile="true" number:language="ru" number:country="RU">
      <number:text> </number:text>
      <number:number number:decimal-places="0" number:min-integer-digits="1" number:grouping="true"/>
      <number:text>р. </number:text>
    </number:number-style>
    <number:number-style style:name="N8132P1" style:volatile="true" number:language="ru" number:country="RU">
      <number:text>-</number:text>
      <number:number number:decimal-places="0" number:min-integer-digits="1" number:grouping="true"/>
      <number:text>р. </number:text>
    </number:number-style>
    <number:number-style style:name="N8132P2" style:volatile="true" number:language="ru" number:country="RU">
      <number:text> -р. </number:text>
    </number:number-style>
    <number:text-style style:name="N8132" number:language="ru" number:country="RU">
      <number:text-content/>
      <number:text> </number:text>
      <style:map style:condition="value()&gt;0" style:apply-style-name="N8132P0"/>
      <style:map style:condition="value()&lt;0" style:apply-style-name="N8132P1"/>
      <style:map style:condition="value()=0" style:apply-style-name="N8132P2"/>
    </number:text-style>
    <number:number-style style:name="N8136P0" style:volatile="true" number:language="ru" number:country="RU">
      <number:text> </number:text>
      <number:number number:decimal-places="2" number:min-integer-digits="1" number:grouping="true"/>
      <number:text>    </number:text>
    </number:number-style>
    <number:number-style style:name="N8136P1" style:volatile="true" number:language="ru" number:country="RU">
      <number:text>-</number:text>
      <number:number number:decimal-places="2" number:min-integer-digits="1" number:grouping="true"/>
      <number:text>    </number:text>
    </number:number-style>
    <number:number-style style:name="N8136P2" style:volatile="true" number:language="ru" number:country="RU">
      <number:text> -</number:text>
      <number:number number:decimal-places="0" number:min-integer-digits="0"/>
      <number:text>    </number:text>
    </number:number-style>
    <number:text-style style:name="N8136" number:language="ru" number:country="RU">
      <number:text-content/>
      <number:text> </number:text>
      <style:map style:condition="value()&gt;0" style:apply-style-name="N8136P0"/>
      <style:map style:condition="value()&lt;0" style:apply-style-name="N8136P1"/>
      <style:map style:condition="value()=0" style:apply-style-name="N8136P2"/>
    </number:text-style>
    <number:number-style style:name="N8140P0" style:volatile="true" number:language="ru" number:country="RU">
      <number:text> </number:text>
      <number:number number:decimal-places="2" number:min-integer-digits="1" number:grouping="true"/>
      <number:text>р. </number:text>
    </number:number-style>
    <number:number-style style:name="N8140P1" style:volatile="true" number:language="ru" number:country="RU">
      <number:text>-</number:text>
      <number:number number:decimal-places="2" number:min-integer-digits="1" number:grouping="true"/>
      <number:text>р. </number:text>
    </number:number-style>
    <number:number-style style:name="N8140P2" style:volatile="true" number:language="ru" number:country="RU">
      <number:text> -</number:text>
      <number:number number:decimal-places="0" number:min-integer-digits="0"/>
      <number:text>р. </number:text>
    </number:number-style>
    <number:text-style style:name="N8140" number:language="ru" number:country="RU">
      <number:text-content/>
      <number:text> </number:text>
      <style:map style:condition="value()&gt;0" style:apply-style-name="N8140P0"/>
      <style:map style:condition="value()&lt;0" style:apply-style-name="N8140P1"/>
      <style:map style:condition="value()=0" style:apply-style-name="N8140P2"/>
    </number:text-style>
    <number:time-style style:name="N8141" number:language="ru" number:country="RU">
      <number:minutes number:style="long"/>
      <number:text>:</number:text>
      <number:seconds number:style="long"/>
    </number:time-style>
    <number:time-style style:name="N8142" number:language="ru" number:country="RU" number:truncate-on-overflow="false">
      <number:hours/>
      <number:text>:</number:text>
      <number:minutes number:style="long"/>
      <number:text>:</number:text>
      <number:seconds number:style="long"/>
    </number:time-style>
    <number:time-style style:name="N8143" number:language="ru" number:country="RU">
      <number:minutes number:style="long"/>
      <number:text>:</number:text>
      <number:seconds number:style="long" number:decimal-places="1"/>
    </number:time-style>
    <number:number-style style:name="N8144" number:language="ru" number:country="RU">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5-19">19.05.2025</text:date>, <text:time>10:44:5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5-13T20:50:19.63</meta:creation-date>
    <dc:date>2025-05-19T10:44:54.89</dc:date>
    <meta:editing-duration>PT4M11S</meta:editing-duration>
    <meta:editing-cycles>3</meta:editing-cycles>
    <meta:generator>OpenOffice/4.1.14$Win32 OpenOffice.org_project/4114m1$Build-9811</meta:generator>
    <meta:document-statistic meta:table-count="3" meta:cell-count="526" meta:object-count="0"/>
  </office:meta>
</office:document-meta>
</file>